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5C0E86D7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none" fo:min-height="0.75cm"/>
    </style:style>
    <style:style style:name="gr6" style:family="graphic" style:parent-style-name="standard">
      <style:graphic-properties draw:stroke="none" draw:fill="none" fo:min-height="0.95cm"/>
    </style:style>
    <style:style style:name="gr7" style:family="graphic" style:parent-style-name="standard">
      <style:graphic-properties draw:stroke="none" draw:fill="none" fo:min-height="0.737cm"/>
    </style:style>
    <style:style style:name="gr8" style:family="graphic" style:parent-style-name="standard">
      <style:graphic-properties draw:stroke="none" draw:fill="none" fo:min-height="0.824cm"/>
    </style:style>
    <style:style style:name="gr9" style:family="graphic" style:parent-style-name="standard">
      <style:graphic-properties draw:stroke="none" draw:fill="none" fo:min-height="0.713cm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outline1">
      <style:graphic-properties fo:min-height="11.928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subtitle">
      <style:graphic-properties draw:stroke="solid" svg:stroke-width="0.4cm" draw:marker-start="Arrowheads_20_1" draw:marker-start-width="0.8cm" draw:marker-end-width="0.8cm" draw:fill-color="#ffffff" fo:min-height="0.473cm" fo:padding-top="0.2cm" fo:padding-bottom="0.2cm" fo:padding-left="0.2cm" fo:padding-right="0.2cm"/>
    </style:style>
    <style:style style:name="pr5" style:family="presentation" style:parent-style-name="AbstractYellow-subtitle">
      <style:graphic-properties draw:stroke="solid" svg:stroke-width="0.4cm" svg:stroke-color="#ff420e" draw:marker-start="Arrow" draw:marker-start-width="0.8cm" draw:marker-end-width="0.8cm" draw:fill-color="#ffffff" fo:min-height="4.2cm" fo:padding-top="0.2cm" fo:padding-bottom="0.2cm" fo:padding-left="0.2cm" fo:padding-right="0.2cm"/>
    </style:style>
    <style:style style:name="pr6" style:family="presentation" style:parent-style-name="AbstractYellow-subtitle">
      <style:graphic-properties draw:stroke="solid" svg:stroke-width="0.4cm" svg:stroke-color="#aea79f" draw:marker-start-width="0.8cm" draw:marker-end-width="0.8cm" draw:fill-color="#ffffff" fo:min-height="5.086cm" fo:padding-top="0.2cm" fo:padding-bottom="0.2cm" fo:padding-left="0.2cm" fo:padding-right="0.2cm"/>
    </style:style>
    <style:style style:name="pr7" style:family="presentation" style:parent-style-name="AbstractYellow-subtitle" style:list-style-name="L4">
      <style:graphic-properties draw:fill-color="#ffffff" fo:min-height="12.178cm"/>
    </style:style>
    <style:style style:name="pr8" style:family="presentation" style:parent-style-name="AbstractYellow-title">
      <style:graphic-properties fo:min-height="3.506cm"/>
    </style:style>
    <style:style style:name="pr9" style:family="presentation" style:parent-style-name="AbstractYellow-title">
      <style:graphic-properties fo:min-height="3.467cm"/>
    </style:style>
    <style:style style:name="pr10" style:family="presentation" style:parent-style-name="AbstractYellow-outline1" style:list-style-name="L7">
      <style:graphic-properties fo:min-height="11.929cm"/>
    </style:style>
    <style:style style:name="pr11" style:family="presentation" style:parent-style-name="AbstractYellow-notes">
      <style:graphic-properties draw:fill-color="#ffffff" fo:min-height="14cm"/>
    </style:style>
    <style:style style:name="pr12" style:family="presentation" style:parent-style-name="AbstractYellow-outline1" style:list-style-name="L6">
      <style:graphic-properties fo:min-height="11.928cm"/>
    </style:style>
    <style:style style:name="pr13" style:family="presentation" style:parent-style-name="AbstractYellow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justify"/>
    </style:style>
    <style:style style:name="P5" style:family="paragraph">
      <style:text-properties fo:font-size="32pt"/>
    </style:style>
    <style:style style:name="P6" style:family="paragraph">
      <style:paragraph-properties fo:text-align="justify"/>
      <style:text-properties fo:font-size="32pt"/>
    </style:style>
    <style:style style:name="P7" style:family="paragraph">
      <style:paragraph-properties fo:text-align="center"/>
      <style:text-properties fo:font-size="16pt"/>
    </style:style>
    <style:style style:name="P8" style:family="paragraph">
      <style:paragraph-properties fo:text-align="justify"/>
      <style:text-properties fo:font-size="16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paragraph-properties fo:margin-left="2cm" fo:margin-right="0.5cm" fo:text-align="start" fo:text-indent="0cm"/>
    </style:style>
    <style:style style:name="P13" style:family="paragraph">
      <style:paragraph-properties fo:margin-left="3.7cm" fo:margin-right="0.4cm" fo:margin-top="0.2cm" fo:margin-bottom="0cm" fo:text-align="start" fo:text-indent="0cm"/>
    </style:style>
    <style:style style:name="P14" style:family="paragraph">
      <style:paragraph-properties fo:margin-left="2cm" fo:margin-right="0.5cm" fo:margin-top="0.3cm" fo:margin-bottom="0.5cm" fo:text-align="start" fo:text-indent="0cm"/>
    </style:style>
    <style:style style:name="P15" style:family="paragraph">
      <style:paragraph-properties fo:text-align="start"/>
    </style:style>
    <style:style style:name="P16" style:family="paragraph">
      <style:paragraph-properties fo:margin-left="4.2cm" fo:margin-right="0cm" fo:text-indent="0cm"/>
    </style:style>
    <style:style style:name="P17" style:family="paragraph">
      <style:paragraph-properties fo:margin-left="4.9cm" fo:margin-right="0cm" fo:text-indent="0cm"/>
    </style:style>
    <style:style style:name="P18" style:family="paragraph">
      <style:paragraph-properties fo:margin-left="1.6cm" fo:margin-right="0.2cm" fo:text-indent="0cm"/>
    </style:style>
    <style:style style:name="P19" style:family="paragraph">
      <style:paragraph-properties fo:margin-left="2.7cm" fo:margin-right="0cm" fo:text-indent="0cm"/>
    </style:style>
    <style:style style:name="P20" style:family="paragraph">
      <style:paragraph-properties fo:margin-left="2.7cm" fo:margin-right="0cm" fo:text-indent="0cm"/>
      <style:text-properties fo:font-size="32pt" style:font-size-asian="32pt" style:font-size-complex="32pt"/>
    </style:style>
    <style:style style:name="P21" style:family="paragraph">
      <style:paragraph-properties fo:margin-left="1.2cm" fo:margin-right="0cm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3333" fo:text-shadow="1pt 1pt" style:text-underline-style="none" fo:font-weight="bold" style:font-weight-asian="bold" style:font-weight-complex="bold"/>
    </style:style>
    <style:style style:name="T5" style:family="text">
      <style:text-properties fo:color="#0000ff" fo:text-shadow="1pt 1pt" style:text-underline-style="none" fo:font-weight="bold" style:font-weight-asian="bold" style:font-weight-complex="bold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1" xml:id="id1" draw:id="id1">
        <office:forms form:automatic-focus="false" form:apply-design-mode="false"/>
        <draw:frame presentation:style-name="pr1" draw:layer="layout" svg:width="25.2cm" svg:height="3.769cm" svg:x="1.4cm" svg:y="0.649cm" presentation:class="title">
          <draw:text-box>
            <text:p>MVC<text:line-break/> (Model-View-Controller)</text:p>
          </draw:text-box>
        </draw:frame>
        <draw:frame presentation:style-name="pr2" draw:layer="layout" svg:width="25.2cm" svg:height="12.179cm" svg:x="1.4cm" svg:y="5.066cm" presentation:class="outline">
          <draw:text-box>
            <text:p text:style-name="P1">MVC Pattern</text:p>
            <text:list text:style-name="L2">
              <text:list-item>
                <text:p text:style-name="P1"><text:s/><text:tab/>An object-oriented method for separating</text:p>
              </text:list-item>
            </text:list>
            <text:p text:style-name="P1"><text:s/><text:tab/> <text:tab/> <text:tab/>- Presentation logic</text:p>
            <text:p text:style-name="P1"><text:s/><text:tab/> <text:tab/><text:tab/>- Business logic</text:p>
            <text:p text:style-name="P1"><text:s/><text:tab/> <text:tab/><text:tab/>- Business model</text:p>
            <text:list text:continue-numbering="true" text:style-name="L2">
              <text:list-header>
                <text:p text:style-name="P1"/>
              </text:list-header>
            </text:list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AbstractYellow" presentation:presentation-page-layout-name="AL1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<text:span text:style-name="T1">Model</text:span></text:p>
          </draw:text-box>
        </draw:frame>
        <draw:frame presentation:style-name="pr2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Represents application data and business rules that govern access to and updates of this data.</text:span></text:p>
              </text:list-item>
              <text:list-item>
                <text:p><text:span text:style-name="T2">Allows the controller to access application functionality encapsulated by the Model.</text:span></text:p>
              </text:list-item>
              <text:list-item>
                <text:p><text:span text:style-name="T2">Notifies views when it changes and enables the view to query.</text:span></text:p>
              </text:list-item>
              <text:list-item>
                <text:p><text:span text:style-name="T2">Serves as a software approximation of a real-world proces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AbstractYellow" presentation:presentation-page-layout-name="AL1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<text:span text:style-name="T1">View</text:span></text:p>
          </draw:text-box>
        </draw:frame>
        <draw:frame presentation:style-name="pr2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Renders the contents of a model</text:span></text:p>
              </text:list-item>
              <text:list-item>
                <text:p><text:span text:style-name="T2">Specifies how the model data should be presented</text:span></text:p>
              </text:list-item>
              <text:list-item>
                <text:p text:style-name="P4"><text:span text:style-name="T2">When the model changes, the view must update its presentation</text:span></text:p>
              </text:list-item>
            </text:list>
            <text:p><text:span text:style-name="T2"><text:s/></text:span><text:span text:style-name="T2"><text:tab/></text:span><text:span text:style-name="T2"> </text:span><text:span text:style-name="T2"><text:tab/></text:span><text:span text:style-name="T2">- Push model: the view registers itself with the model for change notifications</text:span></text:p>
            <text:p><text:span text:style-name="T2"><text:s/></text:span><text:span text:style-name="T2"><text:tab/></text:span><text:span text:style-name="T2"> </text:span><text:span text:style-name="T2"><text:tab/></text:span><text:span text:style-name="T2">- Pull model: the view is responsible for calling the model when it needs to retrieve the most current data</text:span></text:p>
            <text:list text:continue-numbering="true" text:style-name="L2">
              <text:list-item>
                <text:p><text:span text:style-name="T2">Forwards user gestures to the controll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AbstractYellow" presentation:presentation-page-layout-name="AL1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<text:span text:style-name="T1">Controller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Defines application behavior</text:p>
              </text:list-item>
              <text:list-item>
                <text:p>Interprets user gestures and maps them into actions </text:p>
              </text:list-item>
            </text:list>
            <text:p><text:s/><text:tab/><text:tab/>- For the model to perform</text:p>
            <text:p><text:s/><text:tab/><text:tab/>- In selecting a different view</text:p>
            <text:list text:continue-numbering="true" text:style-name="L2">
              <text:list-item>
                <text:p>In a Web application, user gestures appear as</text:p>
              </text:list-item>
            </text:list>
            <text:p><text:s/>HTTP reques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AbstractYellow" presentation:presentation-page-layout-name="AL2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MVC Architecture</text:p>
          </draw:text-box>
        </draw:frame>
        <draw:frame presentation:style-name="pr4" draw:text-style-name="P5" draw:layer="layout" svg:width="10.2cm" svg:height="5.473cm" svg:x="8cm" svg:y="12.527cm" presentation:class="subtitle" presentation:user-transformed="true">
          <draw:text-box>
            <text:p text:style-name="P5">MODEL</text:p>
            <text:list text:style-name="L1">
              <text:list-item>
                <text:p text:style-name="P6"><text:span text:style-name="T3">Encapsulates application state</text:span></text:p>
              </text:list-item>
              <text:list-item>
                <text:p text:style-name="P6"><text:span text:style-name="T3">Responds to state queries</text:span></text:p>
              </text:list-item>
              <text:list-item>
                <text:p text:style-name="P6"><text:span text:style-name="T3">Exposes applications functionality</text:span></text:p>
              </text:list-item>
              <text:list-item>
                <text:p text:style-name="P6"><text:span text:style-name="T3">Notifies view changes</text:span></text:p>
              </text:list-item>
            </text:list>
            <text:p text:style-name="P5"/>
          </draw:text-box>
        </draw:frame>
        <draw:frame presentation:style-name="pr5" draw:text-style-name="P5" draw:layer="layout" svg:width="9.4cm" svg:height="4.6cm" svg:x="1.4cm" svg:y="5.4cm">
          <draw:text-box>
            <text:p text:style-name="P5">VIEW</text:p>
            <text:list text:style-name="L3">
              <text:list-item>
                <text:p text:style-name="P6"><text:span text:style-name="T3">Renders the model</text:span></text:p>
              </text:list-item>
              <text:list-item>
                <text:p text:style-name="P6"><text:span text:style-name="T3">Requests updates from models</text:span></text:p>
              </text:list-item>
              <text:list-item>
                <text:p text:style-name="P6"><text:span text:style-name="T3">Sends user gestures to controller</text:span></text:p>
              </text:list-item>
              <text:list-item>
                <text:p text:style-name="P6"><text:span text:style-name="T3">Allows controller to select view</text:span></text:p>
              </text:list-item>
            </text:list>
          </draw:text-box>
        </draw:frame>
        <draw:frame presentation:style-name="pr6" draw:text-style-name="P9" draw:layer="layout" svg:width="10.4cm" svg:height="5.486cm" svg:x="16cm" svg:y="5.314cm">
          <draw:text-box>
            <text:p text:style-name="P7"><text:span text:style-name="T2">CONTROLLER</text:span></text:p>
            <text:list text:style-name="L3">
              <text:list-item>
                <text:p text:style-name="P8"><text:span text:style-name="T3">Defines application behavior</text:span></text:p>
              </text:list-item>
              <text:list-item>
                <text:p text:style-name="P8"><text:span text:style-name="T3">Maps user actions to model updates</text:span></text:p>
              </text:list-item>
              <text:list-item>
                <text:p text:style-name="P8"><text:span text:style-name="T3">Selects view for response</text:span></text:p>
              </text:list-item>
              <text:list-item>
                <text:p text:style-name="P8"><text:span text:style-name="T3">One for each functionality</text:span></text:p>
              </text:list-item>
            </text:list>
          </draw:text-box>
        </draw:frame>
        <draw:line draw:style-name="gr2" draw:text-style-name="P10" draw:layer="layout" svg:x1="10.8cm" svg:y1="6.4cm" svg:x2="16cm" svg:y2="6.4cm">
          <text:p/>
        </draw:line>
        <draw:line draw:style-name="gr3" draw:text-style-name="P10" draw:layer="layout" svg:x1="16cm" svg:y1="9.4cm" svg:x2="10.8cm" svg:y2="9.4cm">
          <text:p/>
        </draw:line>
        <draw:line draw:style-name="gr3" draw:text-style-name="P10" draw:layer="layout" svg:x1="5cm" svg:y1="16cm" svg:x2="8cm" svg:y2="16cm">
          <text:p/>
        </draw:line>
        <draw:line draw:style-name="gr3" draw:text-style-name="P10" draw:layer="layout" svg:x1="22.4cm" svg:y1="15.8cm" svg:x2="18.2cm" svg:y2="15.8cm">
          <text:p/>
        </draw:line>
        <draw:line draw:style-name="gr4" draw:text-style-name="P10" draw:layer="layout" svg:x1="5.1cm" svg:y1="10cm" svg:x2="5.1cm" svg:y2="16cm">
          <text:p/>
        </draw:line>
        <draw:line draw:style-name="gr4" draw:text-style-name="P10" draw:layer="layout" svg:x1="22.3cm" svg:y1="10.8cm" svg:x2="22.3cm" svg:y2="15.8cm">
          <text:p/>
        </draw:line>
        <draw:line draw:style-name="gr2" draw:text-style-name="P10" draw:layer="layout" svg:x1="9.2cm" svg:y1="12.527cm" svg:x2="9.2cm" svg:y2="10cm">
          <text:p/>
        </draw:line>
        <draw:frame draw:style-name="gr5" draw:text-style-name="P11" draw:layer="layout" svg:width="4.8cm" svg:height="1cm" svg:x="11cm" svg:y="5.2cm">
          <draw:text-box>
            <text:p text:style-name="P11">User Gestures</text:p>
          </draw:text-box>
        </draw:frame>
        <draw:frame draw:style-name="gr6" draw:text-style-name="P11" draw:layer="layout" svg:width="5cm" svg:height="1.2cm" svg:x="11.2cm" svg:y="8.2cm">
          <draw:text-box>
            <text:p text:style-name="P11">View selection</text:p>
          </draw:text-box>
        </draw:frame>
        <draw:frame draw:style-name="gr7" draw:text-style-name="P11" draw:layer="layout" svg:width="6.4cm" svg:height="0.987cm" svg:x="9.2cm" svg:y="11cm">
          <draw:text-box>
            <text:p text:style-name="P11">Change Notification</text:p>
          </draw:text-box>
        </draw:frame>
        <draw:frame draw:style-name="gr8" draw:text-style-name="P11" draw:layer="layout" svg:width="4.029cm" svg:height="1.074cm" svg:x="0.8cm" svg:y="12.926cm">
          <draw:text-box>
            <text:p text:style-name="P11">State Query</text:p>
          </draw:text-box>
        </draw:frame>
        <draw:frame draw:style-name="gr9" draw:text-style-name="P11" draw:layer="layout" svg:width="4.376cm" svg:height="0.963cm" svg:x="22.624cm" svg:y="13.437cm">
          <draw:text-box>
            <text:p text:style-name="P11">State Change</text:p>
          </draw:text-box>
        </draw:frame>
        <draw:frame draw:style-name="gr9" draw:text-style-name="P11" draw:layer="layout" svg:width="5.959cm" svg:height="0.963cm" svg:x="6.841cm" svg:y="18.637cm">
          <draw:text-box>
            <text:p text:style-name="P11">Method invocations</text:p>
          </draw:text-box>
        </draw:frame>
        <draw:line draw:style-name="gr3" draw:text-style-name="P10" draw:layer="layout" svg:x1="3cm" svg:y1="19.2cm" svg:x2="6.6cm" svg:y2="19.2cm">
          <text:p/>
        </draw:line>
        <draw:line draw:style-name="gr2" draw:text-style-name="P10" draw:layer="layout" svg:x1="3.2cm" svg:y1="20.4cm" svg:x2="6.5cm" svg:y2="20.4cm">
          <text:p/>
        </draw:line>
        <draw:frame draw:style-name="gr9" draw:text-style-name="P11" draw:layer="layout" svg:width="2.441cm" svg:height="0.963cm" svg:x="6.959cm" svg:y="19.9cm">
          <draw:text-box>
            <text:p text:style-name="P11">Ev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AbstractYellow" presentation:presentation-page-layout-name="AL1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Best Practices: MVC Separation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Organize model elements, views and controller</text:p>
                <text:p>actions into “physically” separate:</text:p>
                <text:list>
                  <text:list-item>
                    <text:list>
                      <text:list-item>
                        <text:list>
                          <text:list-item>
                            <text:p>Source code units</text:p>
                          </text:list-item>
                          <text:list-item>
                            <text:p>Source code package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:</text:p>
                <text:list>
                  <text:list-item>
                    <text:list>
                      <text:list-item>
                        <text:list>
                          <text:list-item>
                            <text:p>Helps enforce logical separation of concerns</text:p>
                          </text:list-item>
                          <text:list-item>
                            <text:p>In a large project, a developer with specialized skillset may work on just one of M, V or C</text:p>
                          </text:list-item>
                          <text:list-item>
                            <text:p>Simplifies maintenance,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rameworks that emphasize MVC separation: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JavaServer Faces (JAVA)</text:p>
                          </text:list-item>
                          <text:list-item>
                            <text:p text:style-name="P4">CakePHP <text:s text:c="2"/>(PHP)</text:p>
                          </text:list-item>
                          <text:list-item>
                            <text:p text:style-name="P4">Ruby on Rails <text:s/>(RUBY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AbstractYellow" presentation:presentation-page-layout-name="AL2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Introduction</text:p>
          </draw:text-box>
        </draw:frame>
        <draw:frame presentation:style-name="pr7" draw:text-style-name="P15" draw:layer="layout" svg:width="25.199cm" svg:height="18.925cm" svg:x="1.801cm" svg:y="3.976cm" presentation:class="subtitle" presentation:user-transformed="true">
          <draw:text-box>
            <text:list text:style-name="L4">
              <text:list-item>
                <text:p text:style-name="P12"><text:span text:style-name="T2">Version Control System (VCS)</text:span></text:p>
              </text:list-item>
              <text:list-item>
                <text:p text:style-name="P12"><text:span text:style-name="T2">Functions of a VCS</text:span></text:p>
              </text:list-item>
              <text:list-item>
                <text:p text:style-name="P12"><text:span text:style-name="T2">Types of VCS</text:span></text:p>
              </text:list-item>
            </text:list>
            <text:list text:style-name="L5">
              <text:list-item>
                <text:p text:style-name="P13"><text:span text:style-name="T2">Centralized Version Control System (CVCS)</text:span></text:p>
              </text:list-item>
              <text:list-item>
                <text:p text:style-name="P13"><text:span text:style-name="T2">Distributed or Decentralized Version Control System (DVCS)</text:span></text:p>
              </text:list-item>
            </text:list>
            <text:list text:style-name="L4">
              <text:list-item>
                <text:p text:style-name="P12"><text:span text:style-name="T2">GIT</text:span></text:p>
              </text:list-item>
              <text:list-item>
                <text:p text:style-name="P12"><text:span text:style-name="T2">GIT Workflow</text:span></text:p>
              </text:list-item>
              <text:list-item>
                <text:p text:style-name="P12"><text:span text:style-name="T2">Justifications</text:span></text:p>
              </text:list-item>
              <text:list-item>
                <text:p text:style-name="P12"><text:span text:style-name="T2">Conclusion</text:span></text:p>
              </text:list-item>
              <text:list-item>
                <text:p text:style-name="P14"><text:span text:style-name="T2">References</text:span></text:p>
              </text:list-item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AbstractYellow" presentation:presentation-page-layout-name="AL1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Version Control System (VCS) 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 text:c="3"/>A software that helps software developers to work together and maintain a complete history of their work.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AbstractYellow" presentation:presentation-page-layout-name="AL1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Functions of a VCS: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list text:style-name="L6">
              <text:list-item>
                <text:p><text:s/><text:tab/>Allows developers to work simultaneously.</text:p>
              </text:list-item>
              <text:list-item>
                <text:p><text:s/><text:tab/>Does not allow overwriting each other’s changes.</text:p>
              </text:list-item>
              <text:list-item>
                <text:p><text:s/><text:tab/>Maintains a history of every versi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AbstractYellow" presentation:presentation-page-layout-name="AL1T1">
        <office:forms form:automatic-focus="false" form:apply-design-mode="false"/>
        <draw:frame presentation:style-name="pr8" draw:layer="layout" svg:width="25.199cm" svg:height="3.506cm" svg:x="0.4cm" svg:y="0.694cm" presentation:class="title" presentation:user-transformed="true">
          <draw:text-box>
            <text:p>Types of VCS</text:p>
          </draw:text-box>
        </draw:frame>
        <draw:frame presentation:style-name="pr2" draw:layer="layout" svg:width="25.2cm" svg:height="12.179cm" svg:x="1.4cm" svg:y="5.066cm" presentation:class="outline">
          <draw:text-box>
            <text:p/>
            <text:list text:style-name="L6">
              <text:list-item>
                <text:p><text:s/><text:tab/> <text:s/>Centralized Version Control System (CVCS).</text:p>
              </text:list-item>
              <text:list-item>
                <text:p><text:s/><text:tab/> <text:s/>Distributed or Decentralized Version Control System (DVCS).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AbstractYellow" presentation:presentation-page-layout-name="AL1T1">
        <office:forms form:automatic-focus="false" form:apply-design-mode="false"/>
        <draw:frame presentation:style-name="pr1" draw:layer="layout" svg:width="25.2cm" svg:height="3.769cm" svg:x="1.4cm" svg:y="0.649cm" presentation:class="title">
          <draw:text-box>
            <text:p>Centralized Version Control System (CVCS)</text:p>
          </draw:text-box>
        </draw:frame>
        <draw:frame presentation:style-name="pr2" draw:layer="layout" svg:width="25.2cm" svg:height="12.179cm" svg:x="1.4cm" svg:y="5.066cm" presentation:class="outline">
          <draw:text-box>
            <text:p><text:s/><text:tab/>Centralized version control systems are based on the idea that there is a single “central” copy of your project somewhere (probably on a server), and programmers will “commit” their changes to this central copy.</text:p>
            <text:p>Example:</text:p>
            <text:list text:style-name="L2">
              <text:list-item>
                <text:p text:style-name="P16">Subversion </text:p>
              </text:list-item>
              <text:list-item>
                <text:p text:style-name="P16">Perfor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AbstractYellow" presentation:presentation-page-layout-name="AL1T1">
        <office:forms form:automatic-focus="false" form:apply-design-mode="false"/>
        <draw:frame presentation:style-name="pr1" draw:layer="layout" svg:width="25.2cm" svg:height="3.769cm" svg:x="1.4cm" svg:y="0.649cm" presentation:class="title">
          <draw:text-box>
            <text:p>Centralized Version Control Workflow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<text:s text:c="2"/>Pull down any changes other people have made from the central server.</text:p>
              </text:list-item>
              <text:list-item>
                <text:p><text:s text:c="2"/>Make your changes, and make sure they work properly.</text:p>
              </text:list-item>
              <text:list-item>
                <text:p><text:s text:c="2"/>Commit your changes to the central server, so other programmers can see them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AbstractYellow" presentation:presentation-page-layout-name="AL1T1">
        <office:forms form:automatic-focus="false" form:apply-design-mode="false"/>
        <draw:frame presentation:style-name="pr1" draw:layer="layout" svg:width="25.2cm" svg:height="3.769cm" svg:x="1.4cm" svg:y="0.649cm" presentation:class="title">
          <draw:text-box>
            <text:p>Distributed or Decentralized version control system (DVCS).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p><text:s/><text:tab/>DVCS allows many software developers to work on a given project without requiring them to share a common network. </text:p>
            <text:list text:style-name="L2">
              <text:list-header>
                <text:p>Example:</text:p>
              </text:list-header>
              <text:list-item>
                <text:p text:style-name="P17">Mercurial. </text:p>
              </text:list-item>
              <text:list-item>
                <text:p text:style-name="P17"><text:span text:style-name="T4">Git</text:span><text:span text:style-name="T5">.</text:span></text:p>
              </text:list-item>
              <text:list-item>
                <text:p text:style-name="P17">Bazaa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AbstractYellow" presentation:presentation-page-layout-name="AL1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IT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Git is a free and open source DVCS <text:s text:c="2"/>designed to handle everything from small to very large projects with speed and efficiency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AbstractYellow" presentation:presentation-page-layout-name="AL1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it Workflow</text:p>
          </draw:text-box>
        </draw:frame>
        <draw:frame presentation:style-name="pr2" draw:text-style-name="P18" draw:layer="layout" svg:width="25.199cm" svg:height="12.178cm" svg:x="1.461cm" svg:y="5.569cm" presentation:class="outline" presentation:user-transformed="true">
          <draw:text-box>
            <text:list text:style-name="L2">
              <text:list-item>
                <text:p text:style-name="P18">Getting a Git Repository</text:p>
              </text:list-item>
            </text:list>
            <text:list text:style-name="L7">
              <text:list-item>
                <text:list>
                  <text:list-header>
                    <text:p text:style-name="P18">Initializing a Repository in an Existing Directory</text:p>
                    <text:p text:style-name="P18">Cloning an Existing Repository</text:p>
                  </text:list-header>
                </text:list>
              </text:list-item>
            </text:list>
            <text:list text:style-name="L2">
              <text:list-item>
                <text:p text:style-name="P18">Recording Changes to the Repository</text:p>
              </text:list-item>
              <text:list-item>
                <text:p text:style-name="P18">Viewing the Commit History</text:p>
              </text:list-item>
              <text:list-item>
                <text:p text:style-name="P18">Adding Remote Repositories</text:p>
                <text:p text:style-name="P18"/>
                <text:list>
                  <text:list-header>
                    <text:p text:style-name="P18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AbstractYellow" presentation:presentation-page-layout-name="AL1T1">
        <office:forms form:automatic-focus="false" form:apply-design-mode="false"/>
        <draw:frame presentation:style-name="pr9" draw:layer="layout" svg:width="25.2cm" svg:height="3.467cm" svg:x="1.4cm" svg:y="0.8cm" presentation:class="title">
          <draw:text-box>
            <text:p>Practical Steps</text:p>
          </draw:text-box>
        </draw:frame>
        <draw:frame presentation:style-name="pr10" draw:text-style-name="P20" draw:layer="layout" svg:width="25.2cm" svg:height="15.933cm" svg:x="1.4cm" svg:y="4.267cm" presentation:class="outline" presentation:user-transformed="true">
          <draw:text-box>
            <text:list text:style-name="L7">
              <text:list-item>
                <text:p text:style-name="P19"><text:span text:style-name="T2">git init Mytest</text:span></text:p>
              </text:list-item>
              <text:list-item>
                <text:p text:style-name="P19"><text:span text:style-name="T2">sample.c</text:span></text:p>
              </text:list-item>
              <text:list-item>
                <text:p text:style-name="P19"><text:span text:style-name="T2">#include&lt;stdio.h&gt;</text:span></text:p>
              </text:list-item>
              <text:list-item>
                <text:p text:style-name="P19"><text:span text:style-name="T2">int main() {</text:span></text:p>
              </text:list-item>
              <text:list-item>
                <text:p text:style-name="P19"><text:span text:style-name="T2">printf("hello world");</text:span></text:p>
              </text:list-item>
              <text:list-item>
                <text:p text:style-name="P19"><text:span text:style-name="T2">Return 0; }</text:span></text:p>
              </text:list-item>
              <text:list-item>
                <text:p text:style-name="P19"><text:span text:style-name="T2">git add smaple.c</text:span></text:p>
              </text:list-item>
              <text:list-item>
                <text:p text:style-name="P19"><text:span text:style-name="T2">git commit -m "My first commit"</text:span></text:p>
              </text:list-item>
              <text:list-item>
                <text:p text:style-name="P19"><text:span text:style-name="T2">git remote add origin https://github.com/user_name/Mytest.git</text:span></text:p>
              </text:list-item>
              <text:list-item>
                <text:p text:style-name="P19"><text:span text:style-name="T2">git push origin mast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AbstractYellow" presentation:presentation-page-layout-name="AL1T1">
        <office:forms form:automatic-focus="false" form:apply-design-mode="false"/>
        <draw:frame presentation:style-name="pr1" draw:layer="layout" svg:width="25.2cm" svg:height="3.769cm" svg:x="1.4cm" svg:y="0.649cm" presentation:class="title">
          <draw:text-box>
            <text:p>Advantages Over Centralized Version Control</text:p>
          </draw:text-box>
        </draw:frame>
        <draw:frame presentation:style-name="pr12" draw:layer="layout" svg:width="25.199cm" svg:height="15.79cm" svg:x="1.401cm" svg:y="4.41cm" presentation:class="outline" presentation:user-transformed="true">
          <draw:text-box>
            <text:list text:style-name="L6">
              <text:list-item>
                <text:p><text:s/><text:span text:style-name="T6"><text:s text:c="3"/></text:span><text:span text:style-name="T6">Performing actions other than pushing and pulling changesets is extremely fast because the tool only needs to access the hard drive, not a remote server.</text:span></text:p>
              </text:list-item>
              <text:list-item>
                <text:p><text:span text:style-name="T6"><text:s text:c="4"/></text:span><text:span text:style-name="T6">Committing new changesets can be done locally without anyone else seeing them. Once you have a group of changesets ready, you can push all of them at once.</text:span></text:p>
              </text:list-item>
              <text:list-item>
                <text:p><text:span text:style-name="T6"><text:s text:c="4"/></text:span><text:span text:style-name="T6">Everything but pushing and pulling can be done without an internet connection. So you can work on a plane, and you won’t be forced to commit several bugfixes as one big changeset.</text:span></text:p>
              </text:list-item>
              <text:list-item>
                <text:p><text:span text:style-name="T6"><text:s text:c="4"/></text:span><text:span text:style-name="T6">Since each programmer has a full copy of the project repository, they can share changes with one or two other people at a time if they want to get some feedback before showing the changes to everyone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AbstractYellow" presentation:presentation-page-layout-name="AL1T1">
        <office:forms form:automatic-focus="false" form:apply-design-mode="false"/>
        <draw:frame presentation:style-name="pr1" draw:layer="layout" svg:width="25.2cm" svg:height="3.769cm" svg:x="1.4cm" svg:y="0.649cm" presentation:class="title">
          <draw:text-box>
            <text:p>Disadvantages Compared to Centralized Version Control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 text:c="4"/>If your project contains many large, binary files that cannot be easily compressed, the space needed to store all versions of these files can accumulate quickly.</text:p>
              </text:list-item>
              <text:list-item>
                <text:p><text:s text:c="4"/>If your project has a very long history (50,000 changesets or more), downloading the entire history can take an impractical amount of time and disk spa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AbstractYellow" presentation:presentation-page-layout-name="AL1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Conclusion</text:p>
          </draw:text-box>
        </draw:frame>
        <draw:frame presentation:style-name="pr2" draw:text-style-name="P21" draw:layer="layout" svg:width="25.2cm" svg:height="9.445cm" svg:x="1.4cm" svg:y="7.8cm" presentation:class="outline" presentation:user-transformed="true">
          <draw:text-box>
            <text:list text:style-name="L2">
              <text:list-header>
                <text:p text:style-name="P21">Version control systems aim to solve a specific problem that programmers face: “storing and sharing multiple versions of code files.”</text:p>
                <text:p text:style-name="P21"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AbstractYellow" presentation:presentation-page-layout-name="AL1T1">
        <office:forms form:automatic-focus="false" form:apply-design-mode="false"/>
        <draw:frame presentation:style-name="pr9" draw:layer="layout" svg:width="25.2cm" svg:height="3.467cm" svg:x="1.4cm" svg:y="0.8cm" presentation:class="title">
          <draw:text-box>
            <text:p>References</text:p>
          </draw:text-box>
        </draw:frame>
        <draw:frame presentation:style-name="pr13" draw:layer="layout" svg:width="25.2cm" svg:height="12.179cm" svg:x="1.4cm" svg:y="5.066cm" presentation:class="outline">
          <draw:text-box>
            <text:list text:style-name="L2">
              <text:list-item>
                <text:p>A Brief Introduction to the Command Line and Git, Hautahi Kingi.</text:p>
              </text:list-item>
              <text:list-item>
                <text:p>A brief introduction to git &amp; GitHub, Karl Brom &amp; Samuel G. Younkin; github.com/syounkin/GitPrimer. </text:p>
              </text:list-item>
              <text:list-item>
                <text:p>Git Tutorial,Jae Woo Lee and Stephen A. Edwards, Columbia University,March 2013.</text:p>
              </text:list-item>
              <text:list-item>
                <text:p>GIT, fast version control; www.tutorialspoint.com</text:p>
              </text:list-item>
              <text:list-item>
                <text:p>Git for Beginners, Anthony Baire, University of Rennes 1, November 9 2015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5C0E86D7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12:32:47.102055936</meta:creation-date>
    <dc:date>2016-08-22T09:53:29.378355569</dc:date>
    <meta:editing-duration>PT34M52S</meta:editing-duration>
    <meta:editing-cycles>9</meta:editing-cycles>
    <meta:generator>LibreOffice/4.2.8.2$Linux_x86 LibreOffice_project/420m0$Build-2</meta:generator>
    <meta:document-statistic meta:object-count="131"/>
  </office:meta>
</office:document-meta>
</file>